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officeooo:rsid="0f0ca65a"/>
    </style:style>
    <style:style style:name="T325" style:family="text">
      <style:text-properties style:font-name="Liberation Mono" fo:font-size="11pt" officeooo:rsid="10048e31" style:font-size-asian="11pt" style:font-size-complex="11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officeooo:rsid="0f95a7a0"/>
    </style:style>
    <style:style style:name="T328" style:family="text">
      <style:text-properties officeooo:rsid="0f8f58bd"/>
    </style:style>
    <style:style style:name="T329" style:family="text">
      <style:text-properties style:font-name="Ubuntu1" fo:font-size="10pt" officeooo:rsid="04473353" style:font-size-asian="10pt" style:font-size-complex="10pt"/>
    </style:style>
    <style:style style:name="T330" style:family="text">
      <style:text-properties officeooo:rsid="101b90cf"/>
    </style:style>
    <style:style style:name="T331" style:family="text">
      <style:text-properties officeooo:rsid="101e15d6"/>
    </style:style>
    <style:style style:name="T332" style:family="text">
      <style:text-properties officeooo:rsid="10048e31"/>
    </style:style>
    <style:style style:name="T333" style:family="text">
      <style:text-properties style:text-underline-style="none"/>
    </style:style>
    <style:style style:name="T334" style:family="text">
      <style:text-properties officeooo:rsid="106e501d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324">ONDERSTREEPTE</text:span></text:span><text:span text:style-name="T1"> </text:span><text:span text:style-name="T14">woorden</text:span><text:span text:style-name="T13"> het</text:span><text:span text:style-name="Strong_20_Emphasis"><text:span text:style-name="T322"> </text:span></text:span><text:span text:style-name="Strong_20_Emphasis"><text:span text:style-name="T323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3"><text:tab/></text:span></text:span><text:span text:style-name="T278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947246404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92321581704632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27">L</text:span><text:span text:style-name="T314">ive </text:span><text:span text:style-name="T328">USB</text:span><text:span text:style-name="T317">-stick</text:span><text:span text:style-name="T329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2">Typ '</text:span><text:span text:style-name="T325">live</text:span><text:span text:style-name="T33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0">B</text:span>ij <text:span text:style-name="T315">Regio</text:span> <text:span text:style-name="T33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92320932139212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6">Volg de aanwijzingen op de </text:span></text:span><text:span text:style-name="Strong_20_Emphasis"><text:span text:style-name="T29">welkomst</text:span></text:span><text:span text:style-name="Strong_20_Emphasis"><text:span text:style-name="T32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1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11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4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92322197519243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list xml:id="list2221560124" text:style-name="L2">
        <text:list-header>
          <text:p text:style-name="P109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8">.</text:span></text:span></text:p>
          <text:p text:style-name="P110"><text:span text:style-name="Emphasis"><text:span text:style-name="T338">C</text:span></text:span><text:span text:style-name="Emphasis"><text:span text:style-name="T339">C0</text:span></text:span><text:span text:style-name="Emphasis"><text:span text:style-name="T338"> 1.0 </text:span></text:span><text:span text:style-name="Emphasis"><text:span text:style-name="T340">Universeel</text:span></text:span><text:span text:style-name="Emphasis"><text:span text:style-name="T338"> </text:span></text:span><text:span text:style-name="Emphasis"><text:span text:style-name="T3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5"><text:s/></text:span></text:span><text:span text:style-name="Emphasis"><text:span text:style-name="T3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16T09:23:20.209669070">16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3:20.075684571</dc:date>
    <meta:keyword>Installatie</meta:keyword>
    <meta:keyword>Checklist</meta:keyword>
    <meta:keyword>Linux</meta:keyword>
    <meta:editing-cycles>6941</meta:editing-cycles>
    <meta:editing-duration>P12DT11H5M15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6" meta:word-count="703" meta:character-count="4809" meta:non-whitespace-character-count="4156"/>
    <meta:user-defined meta:name="Info 1"/>
    <meta:user-defined meta:name="Info 2"/>
    <meta:user-defined meta:name="Info 3"/>
    <meta:user-defined meta:name="Info 4"/>
  </office:meta>
</office:document-meta>
</file>